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quí tienes un texto extenso, profundo y articulado —cercano a las 1500 palabras— que desarrolla esas ideas desde tu marco conceptual de vida como inteligencia distribuida, exploración exhaustiva y multiplicidad concurrente. Lo escribo con rigor, pero también con la resonancia filosófica que te gusta, sin caer en dependencia emocional ni nada por el estilo.</text:p>
      <text:p text:style-name="Horizontal_20_Line"/>
      <text:h text:style-name="Heading_20_1" text:outline-level="1"><text:span text:style-name="Strong_20_Emphasis">El individuo como cálculo, estado, generador y origen: una teoría del individuo en sistemas vivos distribuidos</text:span></text:h>
      <text:p text:style-name="Text_20_body">En los modelos tradicionales de biología, filosofía y ciencias cognitivas, el individuo suele aparecer como una unidad discreta: un organismo, un sujeto, un agente. Se lo concibe como un ente relativamente autónomo, con límites claros, identidad estable y continuidad interna. Sin embargo, cuando adoptamos una visión de la vida como un proceso distribuido, inteligente y exhaustivo —un sistema que explora el espacio de posibilidades mediante multiplicidad concurrente— la noción de individuo cambia radicalmente. Deja de ser un “ser” y pasa a ser un <text:span text:style-name="Strong_20_Emphasis">estado del proceso</text:span>, un <text:span text:style-name="Strong_20_Emphasis">nodo del cálculo</text:span>, un <text:span text:style-name="Strong_20_Emphasis">generador de futuros posibles</text:span> y, en ocasiones, el <text:span text:style-name="Strong_20_Emphasis">punto de inicio de nuevos sistemas</text:span>.</text:p>
      <text:p text:style-name="Text_20_body">Las ideas que propones —el individuo como parte del cálculo, como estado temporal, como generador de estados alcanzables, como creador de nuevos sistemas, y como componente o inicio pero nunca fin— forman un conjunto coherente que permite redefinir la individualidad desde una perspectiva sistémica y dinámica. A continuación, desarrollo estas ideas en profundidad.</text:p>
      <text:p text:style-name="Horizontal_20_Line"/>
      <text:h text:style-name="Heading_20_2" text:outline-level="2"><text:span text:style-name="Strong_20_Emphasis">1. El individuo como parte del cálculo</text:span></text:h>
      <text:p text:style-name="Text_20_body">Si la vida es un sistema inteligente que explora el espacio de posibilidades, entonces su funcionamiento se asemeja a un cálculo distribuido: un proceso que evalúa configuraciones, prueba combinaciones, selecciona patrones útiles y descarta los que no funcionan. En este marco, el individuo no es un resultado final ni un producto terminado, sino un <text:span text:style-name="Strong_20_Emphasis">operador dentro del cálculo</text:span>.</text:p>
      <text:p text:style-name="Text_20_body">Cada individuo:</text:p>
      <text:list xml:id="list645461399" text:style-name="L1">
        <text:list-item>
          <text:p text:style-name="P2">procesa información del entorno; </text:p>
        </text:list-item>
        <text:list-item>
          <text:p text:style-name="P2">toma decisiones locales; </text:p>
        </text:list-item>
        <text:list-item>
          <text:p text:style-name="P2">ejecuta acciones que modifican el estado del sistema; </text:p>
        </text:list-item>
        <text:list-item>
          <text:p text:style-name="P2">introduce variaciones, errores, innovaciones; </text:p>
        </text:list-item>
        <text:list-item>
          <text:p text:style-name="P1">transmite patrones a otros individuos o a generaciones futuras. </text:p>
        </text:list-item>
      </text:list>
      <text:p text:style-name="Text_20_body">El individuo es, por tanto, una <text:span text:style-name="Strong_20_Emphasis">unidad computacional</text:span> dentro de un algoritmo evolutivo gigantesco. No es el sujeto del cálculo, sino <text:span text:style-name="Strong_20_Emphasis">una de sus operaciones</text:span>. La vida no “usa” individuos como herramientas <text:soft-page-break/>externas: <text:span text:style-name="Strong_20_Emphasis">los individuos son el cálculo mismo</text:span>, encarnado en estructuras materiales que permiten la exploración paralela del espacio de posibilidades.</text:p>
      <text:p text:style-name="Text_20_body">Desde esta perspectiva, la individualidad no es una esencia, sino una función. Un individuo es aquello que <text:span text:style-name="Strong_20_Emphasis">realiza una parte del procesamiento necesario para que la vida continúe explorando</text:span>. Su identidad no es fija: es un rol dentro de un proceso mayor.</text:p>
      <text:p text:style-name="Horizontal_20_Line"/>
      <text:h text:style-name="Heading_20_2" text:outline-level="2"><text:span text:style-name="Strong_20_Emphasis">2. El individuo como un estado del proceso en un instante del tiempo</text:span></text:h>
      <text:p text:style-name="Text_20_body">Si la vida es un proceso continuo, entonces un individuo es simplemente un <text:span text:style-name="Strong_20_Emphasis">estado</text:span> de ese proceso. No es una entidad permanente, sino una configuración temporal del flujo vital. Igual que un remolino en un río, el individuo tiene forma, coherencia y límites, pero estos son transitorios y dependen del movimiento del agua.</text:p>
      <text:p text:style-name="Text_20_body">En este sentido:</text:p>
      <text:list xml:id="list4195441173" text:style-name="L2">
        <text:list-item>
          <text:p text:style-name="P4">El individuo es una <text:span text:style-name="Strong_20_Emphasis">instantánea</text:span> del proceso evolutivo. </text:p>
        </text:list-item>
        <text:list-item>
          <text:p text:style-name="P4">Su identidad es un <text:span text:style-name="Strong_20_Emphasis">patrón estable</text:span>, no una sustancia. </text:p>
        </text:list-item>
        <text:list-item>
          <text:p text:style-name="P4">Su continuidad depende de la <text:span text:style-name="Strong_20_Emphasis">persistencia del proceso</text:span>, no de la permanencia de sus componentes. </text:p>
        </text:list-item>
        <text:list-item>
          <text:p text:style-name="P3">Su existencia es un <text:span text:style-name="Strong_20_Emphasis">momento</text:span> dentro de una secuencia de transformaciones. </text:p>
        </text:list-item>
      </text:list>
      <text:p text:style-name="Text_20_body">Esta visión elimina la ilusión de que el individuo es un “fin” o un “resultado”. Es simplemente un <text:span text:style-name="Strong_20_Emphasis">punto en el espacio-tiempo del proceso vital</text:span>, una configuración momentánea que emerge de la interacción entre genes, entorno, historia y azar.</text:p>
      <text:p text:style-name="Text_20_body">Desde esta perspectiva, la pregunta “¿qué es un individuo?” se transforma en “¿qué patrón está realizando el proceso vital en este instante?”. El individuo es un <text:span text:style-name="Strong_20_Emphasis">estado</text:span>, no un objeto.</text:p>
      <text:p text:style-name="Horizontal_20_Line"/>
      <text:h text:style-name="Heading_20_2" text:outline-level="2"><text:span text:style-name="Strong_20_Emphasis">3. El individuo como generador de los estados alcanzables a partir de su posición</text:span></text:h>
      <text:p text:style-name="Text_20_body">Si el individuo es un estado del proceso, también es un <text:span text:style-name="Strong_20_Emphasis">punto de partida</text:span> para futuros estados. Su existencia define un conjunto de posibilidades: caminos que pueden abrirse o cerrarse según sus acciones, decisiones, mutaciones o interacciones.</text:p>
      <text:p text:style-name="Text_20_body">Cada individuo es, por tanto, un <text:span text:style-name="Strong_20_Emphasis">generador de futuros</text:span>.</text:p>
      <text:p text:style-name="Text_20_body">Esto se manifiesta en múltiples escalas:</text:p>
      <text:h text:style-name="Heading_20_3" text:outline-level="3"><text:soft-page-break/><text:span text:style-name="Strong_20_Emphasis">En la biología evolutiva</text:span></text:h>
      <text:p text:style-name="Text_20_body">Un organismo con una mutación particular abre un nuevo conjunto de trayectorias evolutivas. Su existencia altera el espacio de posibilidades para la población.</text:p>
      <text:h text:style-name="Heading_20_3" text:outline-level="3"><text:span text:style-name="Strong_20_Emphasis">En la ecología</text:span></text:h>
      <text:p text:style-name="Text_20_body">La presencia de un individuo modifica el entorno, creando nuevas oportunidades o restricciones para otros organismos.</text:p>
      <text:h text:style-name="Heading_20_3" text:outline-level="3"><text:span text:style-name="Strong_20_Emphasis">En la cultura</text:span></text:h>
      <text:p text:style-name="Text_20_body">Cada persona introduce ideas, prácticas, herramientas o narrativas que transforman el paisaje simbólico y social.</text:p>
      <text:h text:style-name="Heading_20_3" text:outline-level="3"><text:span text:style-name="Strong_20_Emphasis">En la física del comportamiento</text:span></text:h>
      <text:p text:style-name="Text_20_body">Cada acción modifica el estado del sistema, generando nuevas configuraciones posibles.</text:p>
      <text:p text:style-name="Text_20_body">Así, el individuo no es solo un estado, sino un <text:span text:style-name="Strong_20_Emphasis">operador de transición</text:span>: un generador de estados alcanzables. Su función es expandir, explorar o transformar el espacio de posibilidades del sistema vivo.</text:p>
      <text:p text:style-name="Horizontal_20_Line"/>
      <text:h text:style-name="Heading_20_2" text:outline-level="2"><text:span text:style-name="Strong_20_Emphasis">4. El individuo como generador de nuevos sistemas</text:span></text:h>
      <text:p text:style-name="Text_20_body">En ocasiones, un individuo no solo genera nuevos estados dentro del sistema, sino que <text:span text:style-name="Strong_20_Emphasis">da origen a sistemas completamente nuevos</text:span>. Esto ocurre cuando su acción, estructura o innovación desencadena un proceso autónomo que se independiza del sistema original.</text:p>
      <text:p text:style-name="Text_20_body">Ejemplos:</text:p>
      <text:h text:style-name="Heading_20_3" text:outline-level="3"><text:span text:style-name="Strong_20_Emphasis">La reproducción</text:span></text:h>
      <text:p text:style-name="Text_20_body">Cada individuo genera nuevos individuos, que constituyen sistemas autónomos con sus propios estados y trayectorias.</text:p>
      <text:h text:style-name="Heading_20_3" text:outline-level="3"><text:span text:style-name="Strong_20_Emphasis">La especiación</text:span></text:h>
      <text:p text:style-name="Text_20_body">Una variación acumulada en individuos particulares puede originar una nueva especie, es decir, un nuevo sistema evolutivo.</text:p>
      <text:h text:style-name="Heading_20_3" text:outline-level="3"><text:span text:style-name="Strong_20_Emphasis">La cultura y la tecnología</text:span></text:h>
      <text:p text:style-name="Text_20_body">Un individuo puede crear una herramienta, una idea o una institución que adquiere dinámica propia y se convierte en un sistema independiente (lenguajes, religiones, tecnologías digitales).</text:p>
      <text:h text:style-name="Heading_20_3" text:outline-level="3"><text:soft-page-break/><text:span text:style-name="Strong_20_Emphasis">La simbiosis</text:span></text:h>
      <text:p text:style-name="Text_20_body">Dos individuos pueden generar un sistema conjunto que se convierte en una unidad evolutiva distinta (como la célula eucariota, nacida de simbiosis entre bacterias).</text:p>
      <text:p text:style-name="Text_20_body">En todos estos casos, el individuo actúa como <text:span text:style-name="Strong_20_Emphasis">semilla</text:span> de un nuevo sistema. No es un fin, sino un <text:span text:style-name="Strong_20_Emphasis">punto de bifurcación</text:span> desde el cual emergen nuevas dinámicas.</text:p>
      <text:p text:style-name="Horizontal_20_Line"/>
      <text:h text:style-name="Heading_20_2" text:outline-level="2"><text:span text:style-name="Strong_20_Emphasis">5. El individuo como componente de la red o como inicio, nunca como fin</text:span></text:h>
      <text:p text:style-name="Text_20_body">Esta idea sintetiza todas las anteriores: el individuo es siempre <text:span text:style-name="Strong_20_Emphasis">parte</text:span> o <text:span text:style-name="Strong_20_Emphasis">inicio</text:span>, pero nunca <text:span text:style-name="Strong_20_Emphasis">finalidad</text:span>. En un sistema vivo distribuido, no existe un “fin” en el sentido teleológico clásico. La vida no produce individuos para culminar en ellos, sino para <text:span text:style-name="Strong_20_Emphasis">continuar el proceso</text:span>.</text:p>
      <text:p text:style-name="Text_20_body">El individuo es:</text:p>
      <text:list xml:id="list1063975324" text:style-name="L3">
        <text:list-item>
          <text:p text:style-name="P6">un <text:span text:style-name="Strong_20_Emphasis">nodo</text:span> dentro de una red de interacciones; </text:p>
        </text:list-item>
        <text:list-item>
          <text:p text:style-name="P6">un <text:span text:style-name="Strong_20_Emphasis">estado</text:span> dentro de un flujo continuo; </text:p>
        </text:list-item>
        <text:list-item>
          <text:p text:style-name="P6">un <text:span text:style-name="Strong_20_Emphasis">generador</text:span> de futuros posibles; </text:p>
        </text:list-item>
        <text:list-item>
          <text:p text:style-name="P5">un <text:span text:style-name="Strong_20_Emphasis">origen</text:span> de nuevos sistemas. </text:p>
        </text:list-item>
      </text:list>
      <text:p text:style-name="Text_20_body">Pero nunca es un <text:span text:style-name="Strong_20_Emphasis">término</text:span>. No hay un individuo que sea el objetivo final del proceso vital. Incluso los individuos más complejos, conscientes o influyentes son simplemente <text:span text:style-name="Strong_20_Emphasis">transiciones</text:span> dentro de un cálculo mayor.</text:p>
      <text:p text:style-name="Text_20_body">Esta idea tiene implicaciones profundas:</text:p>
      <text:h text:style-name="Heading_20_3" text:outline-level="3"><text:span text:style-name="Strong_20_Emphasis">No hay individuos aislados</text:span></text:h>
      <text:p text:style-name="Text_20_body">Cada individuo existe solo en relación con otros: genes, ecosistemas, culturas, historias.</text:p>
      <text:h text:style-name="Heading_20_3" text:outline-level="3"><text:span text:style-name="Strong_20_Emphasis">No hay individuos definitivos</text:span></text:h>
      <text:p text:style-name="Text_20_body">Todo individuo es provisional, contingente, transitorio.</text:p>
      <text:h text:style-name="Heading_20_3" text:outline-level="3"><text:span text:style-name="Strong_20_Emphasis">No hay individuos finales</text:span></text:h>
      <text:p text:style-name="Text_20_body">La vida no se detiene en un individuo; lo usa como paso hacia nuevas configuraciones.</text:p>
      <text:h text:style-name="Heading_20_3" text:outline-level="3"><text:span text:style-name="Strong_20_Emphasis">El individuo es un medio, no un fin</text:span></text:h>
      <text:p text:style-name="Text_20_body">Su función es permitir que el proceso continúe, se diversifique y se expanda.</text:p>
      <text:p text:style-name="Horizontal_20_Line"/>
      <text:h text:style-name="Heading_20_2" text:outline-level="2"><text:soft-page-break/><text:span text:style-name="Strong_20_Emphasis">6. Una síntesis conceptual</text:span></text:h>
      <text:p text:style-name="Text_20_body">Podemos condensar todo en una definición unificada:</text:p>
      <text:p text:style-name="Text_20_body"><text:span text:style-name="Strong_20_Emphasis">Un individuo es un estado local del proceso vital, una unidad operativa dentro del cálculo distribuido de la vida, que genera futuros posibles y puede originar nuevos sistemas, actuando siempre como componente o inicio, pero nunca como fin del proceso.</text:span></text:p>
      <text:p text:style-name="Text_20_body">Esta definición integra:</text:p>
      <text:list xml:id="list909888998" text:style-name="L4">
        <text:list-item>
          <text:p text:style-name="P8">la dimensión computacional (parte del cálculo); </text:p>
        </text:list-item>
        <text:list-item>
          <text:p text:style-name="P8">la dimensión temporal (estado del proceso); </text:p>
        </text:list-item>
        <text:list-item>
          <text:p text:style-name="P8">la dimensión dinámica (generador de estados alcanzables); </text:p>
        </text:list-item>
        <text:list-item>
          <text:p text:style-name="P8">la dimensión creativa (generador de nuevos sistemas); </text:p>
        </text:list-item>
        <text:list-item>
          <text:p text:style-name="P7">la dimensión sistémica (componente o inicio, nunca fin). </text:p>
        </text:list-item>
      </text:list>
      <text:p text:style-name="Horizontal_20_Line"/>
      <text:h text:style-name="Heading_20_2" text:outline-level="2"><text:span text:style-name="Strong_20_Emphasis">7. Una formulación más poética, pero fiel al modelo</text:span></text:h>
      <text:p text:style-name="Text_20_body"><text:span text:style-name="Strong_20_Emphasis">El individuo es un pliegue momentáneo en el tejido de la vida, una forma que emerge para explorar un fragmento del mapa de lo posible. No es un destino, sino un tránsito; no es un fin, sino un comienzo. La vida lo crea para calcular, para probar, para abrir caminos. Y cuando su función se cumple, el pliegue se deshace, pero el tejido continúa expandiéndose, enriquecido por lo que ese individuo descubrió.</text:span></text:p>
      <text:p text:style-name="Horizontal_20_Line"/>
      <text:p text:style-name="Text_20_body">Si quieres, podemos ahora:</text:p>
      <text:list xml:id="list1497101385" text:style-name="L5">
        <text:list-item>
          <text:p text:style-name="P10">convertir este texto en un capítulo formal para tu libro; </text:p>
        </text:list-item>
        <text:list-item>
          <text:p text:style-name="P10">integrarlo en tu modelo de inteligencia distribuida; </text:p>
        </text:list-item>
        <text:list-item>
          <text:p text:style-name="P10">crear diagramas conceptuales que representen estas ideas; </text:p>
        </text:list-item>
        <text:list-item>
          <text:p text:style-name="P9">o explorar las implicaciones para conciencia, identidad o agencia. </text:p>
        </text:list-item>
      </text:list>
      <text:p text:style-name="Text_20_body">Tú decides hacia dónde seguimos expandiendo este sistem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1-02T18:12:55.207000000</meta:creation-date>
    <dc:date>2026-01-02T18:28:11.463000000</dc:date>
    <meta:editing-duration>PT5M6S</meta:editing-duration>
    <meta:editing-cycles>1</meta:editing-cycles>
    <meta:document-statistic meta:table-count="0" meta:image-count="0" meta:object-count="0" meta:page-count="5" meta:paragraph-count="82" meta:word-count="1370" meta:character-count="8776" meta:non-whitespace-character-count="7488"/>
    <meta:generator>LibreOffice/7.3.5.2$Windows_X86_64 LibreOffice_project/184fe81b8c8c30d8b5082578aee2fed2ea847c01</meta:generator>
  </office:meta>
</office:document-meta>
</file>